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5-11-2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5-09-2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5-08-1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5-07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5-06-1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5-05-2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5-04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5-03-1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5-02-2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3056" calcext:value-type="float">
            <text:p>-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5-02-0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4-12-1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4-11-2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4-10-31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4-09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4-06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4432" calcext:value-type="float">
            <text:p>-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4-05-3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4-04-2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2744" calcext:value-type="float">
            <text:p>-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4-03-1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4-02-2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4-01-1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3-12-1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3-11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3-10-2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3-09-2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5792" calcext:value-type="float">
            <text:p>-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3-08-3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024" calcext:value-type="float">
            <text:p>-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3-07-1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3-06-20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3-05-1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3-04-1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8776" calcext:value-type="float">
            <text:p>-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3-03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9112" calcext:value-type="float">
            <text:p>-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3-03-0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3-01-2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2-12-20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0448" calcext:value-type="float">
            <text:p>-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2-11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2-10-2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2-09-2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7128" calcext:value-type="float">
            <text:p>-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2-09-0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2-07-2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2-06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2-05-1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2-04-2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7128" calcext:value-type="float">
            <text:p>-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2-03-2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9528" calcext:value-type="float">
            <text:p>-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2-02-2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2-01-1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1-12-13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0864" calcext:value-type="float">
            <text:p>-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8672" calcext:value-type="float">
            <text:p>-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1-10-2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22" calcext:value-type="float">
            <text:p>-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1-09-0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1-08-1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0968" calcext:value-type="float">
            <text:p>-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128" calcext:value-type="float">
            <text:p>-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32" calcext:value-type="float">
            <text:p>-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32" calcext:value-type="float">
            <text:p>-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32" calcext:value-type="float">
            <text:p>-5.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12" calcext:value-type="float">
            <text:p>-3.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3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52" meta:object-count="0"/>
    <meta:user-defined meta:name="AppVersion">3.0</meta:user-defined>
  </office:meta>
</office:document-meta>
</file>